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_20_2">
      <style:text-properties officeooo:paragraph-rsid="00107a2a"/>
    </style:style>
    <style:style style:name="P2" style:family="paragraph" style:parent-style-name="Heading_20_1">
      <style:text-properties officeooo:paragraph-rsid="00107a2a"/>
    </style:style>
    <style:style style:name="P3" style:family="paragraph" style:parent-style-name="Standard">
      <style:text-properties fo:font-size="14pt" officeooo:paragraph-rsid="00107a2a" style:font-size-asian="14pt" style:font-size-complex="14pt"/>
    </style:style>
    <style:style style:name="P4" style:family="paragraph" style:parent-style-name="Standard">
      <style:text-properties officeooo:paragraph-rsid="00107a2a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6993812"/>Appendices<text:bookmark-end text:name="_Toc6993812"/></text:h>
      <text:h text:style-name="P1" text:outline-level="2"/>
      <text:h text:style-name="P1" text:outline-level="2"><text:bookmark-start text:name="_Toc6993813"/><text:span text:style-name="T1">Program</text:span> 1<text:bookmark-end text:name="_Toc6993813"/></text:h>
      <text:p text:style-name="P4">#!/bin/bash</text:p>
      <text:p text:style-name="P4">#filename: Area.sh</text:p>
      <text:p text:style-name="P4">#1 inch = 2.54cm/0.0254m || 1m = 39.37 inches</text:p>
      <text:p text:style-name="P4">#1 meter = 100 cm || 1 cm = 0.01 meter</text:p>
      <text:p text:style-name="P4">#declaring the related color variables with values</text:p>
      <text:p text:style-name="P4">red='\e[1;31m' #make font red in color</text:p>
      <text:p text:style-name="P4">green='\e[1;32m' #make font green in color</text:p>
      <text:p text:style-name="P4">yellow='\e[1;33m' #make font yellow in color</text:p>
      <text:p text:style-name="P4">blue='\e[1;34m' #make font blue in color</text:p>
      <text:p text:style-name="P4">purple='\e[0;35m' #make font purple in color</text:p>
      <text:p text:style-name="P4">cyan='\e[1;36m' #make font cyan in color</text:p>
      <text:p text:style-name="P4">lightGreen='\e[0;32m' #make font lightGreen in color</text:p>
      <text:p text:style-name="P4">bold='\E[1m' #mae font in bold</text:p>
      <text:p text:style-name="P4">fontClose='\e[0m' #set the font color to null</text:p>
      <text:p text:style-name="P4">#calculation of area are done in 'areaCalculation' function</text:p>
      <text:p text:style-name="P4">areaCalculation()</text:p>
      <text:p text:style-name="P4">{</text:p>
      <text:p text:style-name="P4"><text:tab/>areaSqMeter=`echo "scale=5; $width*$height*0.0001" | bc`</text:p>
      <text:p text:style-name="P4"><text:tab/>areaSqInch=`echo "scale=5; $areaSqMeter*1550" | bc`</text:p>
      <text:p text:style-name="P4">}</text:p>
      <text:p text:style-name="P4">#declaring the regex variables</text:p>
      <text:p text:style-name="P4">wid="^([0-9]*[.])?[0-9]+$"</text:p>
      <text:p text:style-name="P4">hei="^([0-9]*[.])?[0-9]+$"</text:p>
      <text:p text:style-name="P4">dec="^[Y|y]+$"</text:p>
      <text:p text:style-name="P4">#initializing the value 'y' in decision variable to start the loop calculation</text:p>
      <text:p text:style-name="P4">decision=y</text:p>
      <text:p text:style-name="P4">clear #clearing the screen</text:p>
      <text:p text:style-name="P4">while [[ $decision =~ $dec ]]</text:p>
      <text:p text:style-name="P4"><text:tab/>do</text:p>
      <text:p text:style-name="P4"><text:tab/><text:tab/>clear #clearing the screen</text:p>
      <text:p text:style-name="P4"><text:tab/><text:tab/>echo -e "$purple $bold \tFor the calculation of Area of Rectangle!\n"</text:p>
      <text:p text:style-name="P4"><text:tab/><text:tab/>echo -e "$lightGreen Enter the width in cm: $fontClose"</text:p>
      <text:p text:style-name="P4"><text:tab/><text:tab/>read width #read function get the input(width) from user</text:p>
      <text:p text:style-name="P4"><text:tab/><text:tab/>#This statement will save the line into the AreaLog.txt file</text:p>
      <text:p text:style-name="P4"><text:tab/><text:tab/>python3 AreaLog.py "Enter the width in cm: $width"</text:p>
      <text:p text:style-name="P4"><text:tab/><text:tab/># echo -e "$green The width of rectangle is $width cm.$fontClose\n"</text:p>
      <text:p text:style-name="P4"><text:tab/><text:tab/>if [[ $width =~ $wid ]] &amp;&amp; [[ $width != "0" ]];</text:p>
      <text:p text:style-name="P4"><text:tab/><text:tab/><text:tab/>then</text:p>
      <text:p text:style-name="P4"><text:tab/><text:tab/><text:tab/><text:tab/>echo -e "$lightGreen Enter the height in cm: $fontClose"</text:p>
      <text:p text:style-name="P4"><text:tab/><text:tab/><text:tab/><text:tab/>read height #read function get the input(height) from user</text:p>
      <text:p text:style-name="P4"><text:tab/><text:tab/><text:tab/><text:tab/>#This statement will save the line into the AreaLog.txt file</text:p>
      <text:p text:style-name="P4"><text:tab/><text:tab/><text:tab/><text:tab/>python3 AreaLog.py "Enter the height in cm: $height"</text:p>
      <text:p text:style-name="P4"><text:tab/><text:tab/><text:tab/><text:tab/>if [[ $height =~ $hei ]] &amp;&amp; [[ $height != "0" ]];</text:p>
      <text:p text:style-name="P4"><text:tab/><text:tab/><text:tab/><text:tab/><text:tab/>then</text:p>
      <text:p text:style-name="P4"><text:soft-page-break/><text:tab/><text:tab/><text:tab/><text:tab/><text:tab/><text:tab/>#now forwarding the value of width and height in the areaCalculation function</text:p>
      <text:p text:style-name="P4"><text:tab/><text:tab/><text:tab/><text:tab/><text:tab/><text:tab/>areaCalculation "$width" "$height" "$decision"</text:p>
      <text:p text:style-name="P4"><text:tab/><text:tab/><text:tab/><text:tab/><text:tab/><text:tab/>#displaying the final output after calculation is done in areaCalculation function</text:p>
      <text:p text:style-name="P4"><text:tab/><text:tab/><text:tab/><text:tab/><text:tab/><text:tab/>echo -e "$cyan The area of rectangle is $areaSqMeter sq.meter"</text:p>
      <text:p text:style-name="P4"><text:tab/><text:tab/><text:tab/><text:tab/><text:tab/><text:tab/>echo -e "$cyan The area of rectangle is $areaSqInch sq.inch$fontClose"</text:p>
      <text:p text:style-name="P4"><text:tab/><text:tab/><text:tab/><text:tab/><text:tab/><text:tab/>#This statement will save these line into the AreaLog.txt file</text:p>
      <text:p text:style-name="P4"><text:tab/><text:tab/><text:tab/><text:tab/><text:tab/><text:tab/>python3 AreaLog.py "The area of rectangle is $areaSqMeter sq.meter"</text:p>
      <text:p text:style-name="P4"><text:tab/><text:tab/><text:tab/><text:tab/><text:tab/><text:tab/>python3 AreaLog.py "The area of rectangle is $areaSqInch sq.inch"</text:p>
      <text:p text:style-name="P4"><text:tab/><text:tab/><text:tab/><text:tab/><text:tab/>else</text:p>
      <text:p text:style-name="P4"><text:tab/><text:tab/><text:tab/><text:tab/><text:tab/><text:tab/>echo -e "$red PLEASE ENTER VALID HEIGHT!"</text:p>
      <text:p text:style-name="P4"><text:tab/><text:tab/><text:tab/><text:tab/><text:tab/><text:tab/>#This statement will save the line into the AreaLog.txt file</text:p>
      <text:p text:style-name="P4"><text:tab/><text:tab/><text:tab/><text:tab/><text:tab/><text:tab/>python3 AreaLog.py "PLEASE ENTER VALID HEIGHT!"</text:p>
      <text:p text:style-name="P4"><text:tab/><text:tab/><text:tab/><text:tab/>fi</text:p>
      <text:p text:style-name="P4"><text:tab/><text:tab/><text:tab/>else</text:p>
      <text:p text:style-name="P4"><text:tab/><text:tab/><text:tab/><text:tab/>echo -e "$red PLEASE ENTER VALID WIDTH!"</text:p>
      <text:p text:style-name="P4"><text:tab/><text:tab/><text:tab/><text:tab/>#This statement will save the line into the AreaLog.txt file</text:p>
      <text:p text:style-name="P4"><text:tab/><text:tab/><text:tab/><text:tab/>python3 AreaLog.py "PLEASE ENTER VALID WIDTH!"</text:p>
      <text:p text:style-name="P4"><text:tab/><text:tab/>fi #end of the if function</text:p>
      <text:p text:style-name="P4"><text:tab/><text:tab/>#echoing dialog for the user to choose yes or no decision</text:p>
      <text:p text:style-name="P4"><text:tab/><text:tab/>echo -n -e "$yellow Enter y|Y to continue calculation or n|N to abort: [y/n]?$fontClose"</text:p>
      <text:p text:style-name="P4"><text:tab/><text:tab/>read decision #user's input is reading from decision</text:p>
      <text:p text:style-name="P4"><text:tab/><text:tab/>#This statement will save the line into the AreaLog.txt file</text:p>
      <text:p text:style-name="P4"><text:tab/><text:tab/>python3 AreaLog.py "Enter y|Y to continue calculation or n|N to abort: [y/n]? $decision"</text:p>
      <text:p text:style-name="P4">done #end of the while loop function</text:p>
      <text:p text:style-name="P4">echo -e "$blue Thank You!"</text:p>
      <text:p text:style-name="P4">#This statement will save the line into the AreaLog.txt file</text:p>
      <text:p text:style-name="P4">python3 AreaLog.py "Thank You!"</text:p>
      <text:p text:style-name="P4">exit 0 #this will exit the program</text:p>
      <text:p text:style-name="P4"/>
      <text:p text:style-name="P4">import sys</text:p>
      <text:p text:style-name="P4">#create or replace the AreaLog.txt file</text:p>
      <text:p text:style-name="P4">file=open("AreaLog.txt", "a+")</text:p>
      <text:p text:style-name="P4">#append the text data into the file</text:p>
      <text:p text:style-name="P4">file.write(sys.argv[1]+"\n");</text:p>
      <text:p text:style-name="P4"/>
      <text:p text:style-name="P4"/>
      <text:p text:style-name="P4"/>
      <text:p text:style-name="P4"/>
      <text:p text:style-name="P4"/>
      <text:h text:style-name="P1" text:outline-level="2"><text:bookmark-start text:name="_Toc6993814"/><text:soft-page-break/><text:span text:style-name="T1">Program 2</text:span><text:bookmark-end text:name="_Toc6993814"/></text:h>
      <text:p text:style-name="P4"/>
      <text:p text:style-name="P4">#hostname and device name will be displayed with text color yellow<text:line-break/>#color code and both names are stored in variable name ‘PS1’</text:p>
      <text:p text:style-name="P4">PS1="\e[1m\e[33mkenner@amir: \e[39m"</text:p>
      <text:p text:style-name="P4">export PS1</text:p>
      <text:p text:style-name="P4"/>
      <text:p text:style-name="P4"/>
      <text:h text:style-name="P1" text:outline-level="2"><text:bookmark-start text:name="_Toc6993815"/><text:span text:style-name="T1">Program 3</text:span><text:bookmark-end text:name="_Toc6993815"/></text:h>
      <text:p text:style-name="P4"/>
      <text:p text:style-name="P4">#!/bin/bash</text:p>
      <text:p text:style-name="P4">#filename: Sales.sh</text:p>
      <text:p text:style-name="P4">#flag and operator used in this script file</text:p>
      <text:p text:style-name="P4">#-e = exit error</text:p>
      <text:p text:style-name="P4">#-r = read permission of file</text:p>
      <text:p text:style-name="P4">#-a = exporting variables</text:p>
      <text:p text:style-name="P4">#-gt = greater than</text:p>
      <text:p text:style-name="P4">#-ge = greater than equal</text:p>
      <text:p text:style-name="P4">#-lt = less than</text:p>
      <text:p text:style-name="P4">#-le = less than equal</text:p>
      <text:p text:style-name="P4">#declaring the variables for color and other term</text:p>
      <text:p text:style-name="P4">red='\033[1;31m' #color code of red</text:p>
      <text:p text:style-name="P4">yellow='\033[1;33m' #color code of yellow</text:p>
      <text:p text:style-name="P4">cyan='\e[1;36m' #color code of cyan</text:p>
      <text:p text:style-name="P4">fontClose='\e[0m' #set the font color to null</text:p>
      <text:p text:style-name="P4">bold='\E[1m' #code of bold text size</text:p>
      <text:p text:style-name="P4">#initializing the value of the variables</text:p>
      <text:p text:style-name="P4">saveOption="Y"; #making the saving data to yes as default</text:p>
      <text:p text:style-name="P4">perNum=1;</text:p>
      <text:p text:style-name="P4">perName="";</text:p>
      <text:p text:style-name="P4">quarterlyRate=0;</text:p>
      <text:p text:style-name="P4">bonusRate=0;</text:p>
      <text:p text:style-name="P4">total=0;</text:p>
      <text:p text:style-name="P4">saveData=();</text:p>
      <text:p text:style-name="P4">getData=();</text:p>
      <text:p text:style-name="P4">recordedData=();</text:p>
      <text:p text:style-name="P4">#this function show all the data to be display</text:p>
      <text:p text:style-name="P4">function dataSorting()</text:p>
      <text:p text:style-name="P4">{</text:p>
      <text:p text:style-name="P4"><text:s text:c="2"/>clear #clearing the screen</text:p>
      <text:p text:style-name="P4"><text:s text:c="2"/>recordedData=();</text:p>
      <text:p text:style-name="P4"><text:s text:c="2"/>echo -e "$cyan Name\t\tQuaterly Rate\t\tBonus Rate\t\tTotal Amount\n\n $fontClose";</text:p>
      <text:p text:style-name="P4"><text:s text:c="2"/>for data in "${getData[@]}"</text:p>
      <text:p text:style-name="P4"><text:s text:c="4"/>do</text:p>
      <text:p text:style-name="P4"><text:s text:c="6"/>#IFS=Internal Field Separator, used for spliting lines into words with read builtin command</text:p>
      <text:p text:style-name="P4"><text:s text:c="6"/>IFS=',' read -r -a recordedData &lt;&lt;&lt; "$data"</text:p>
      <text:p text:style-name="P4"><text:s text:c="6"/>echo -e "${recordedData[0]}\t\t${recordedData[1]}\t\t\t${recordedData[2]}\t\t\t${recordedData[3]}\n"</text:p>
      <text:p text:style-name="P4"><text:soft-page-break/><text:s text:c="4"/>done</text:p>
      <text:p text:style-name="P4"><text:s text:c="2"/>getData=();</text:p>
      <text:p text:style-name="P4"><text:s text:c="2"/>recordedData=();</text:p>
      <text:p text:style-name="P4">}</text:p>
      <text:p text:style-name="P4">#this function will show data in quartely Rate order using bubble sort</text:p>
      <text:p text:style-name="P4">function quarterlyList()</text:p>
      <text:p text:style-name="P4">{</text:p>
      <text:p text:style-name="P4"><text:s text:c="2"/>for (( p=0; p &lt; ${#recordedData[@]}; p++ ))</text:p>
      <text:p text:style-name="P4"><text:s text:c="4"/>do</text:p>
      <text:p text:style-name="P4"><text:s text:c="6"/>for (( q=0; q &lt; ${#recordedData[@]} - p - 1; q++ ))</text:p>
      <text:p text:style-name="P4"><text:s text:c="8"/>do</text:p>
      <text:p text:style-name="P4"><text:s text:c="10"/>if (( ${recordedData[q]} &lt; ${recordedData[$((q+1))]} ))</text:p>
      <text:p text:style-name="P4"><text:s text:c="10"/>then</text:p>
      <text:p text:style-name="P4"><text:s text:c="12"/>swapData=${recordedData[$q]} #comparing the number of elements</text:p>
      <text:p text:style-name="P4"><text:s text:c="12"/>recordedData[$q]=${recordedData[$((q+1))]} #swapping the elements</text:p>
      <text:p text:style-name="P4"><text:s text:c="12"/>recordedData[$((q+1))]=$swapData #sorting in correct order</text:p>
      <text:p text:style-name="P4"/>
      <text:p text:style-name="P4"><text:s text:c="12"/>swapData=${getData[$q]} #comparing the number of elements</text:p>
      <text:p text:style-name="P4"><text:s text:c="12"/>getData[$q]=${getData[$((q+1))]} #swapping the elements</text:p>
      <text:p text:style-name="P4"><text:s text:c="12"/>getData[$((q+1))]=$swapData #sorting in correct order</text:p>
      <text:p text:style-name="P4"><text:s text:c="10"/>fi</text:p>
      <text:p text:style-name="P4"><text:s text:c="8"/>done</text:p>
      <text:p text:style-name="P4"><text:s text:c="4"/>done</text:p>
      <text:p text:style-name="P4">}</text:p>
      <text:p text:style-name="P4">#this function will show data in alphabetically order using bubble sort</text:p>
      <text:p text:style-name="P4">function alphabeticallyList()</text:p>
      <text:p text:style-name="P4">{</text:p>
      <text:p text:style-name="P4"><text:s text:c="2"/>for (( p=0; p &lt; ${#recordedData[@]}; p++ ))</text:p>
      <text:p text:style-name="P4"><text:s text:c="4"/>do</text:p>
      <text:p text:style-name="P4"><text:s text:c="6"/>for (( q=0; q &lt; ${#recordedData[@]} - p - 1; q++ ))</text:p>
      <text:p text:style-name="P4"><text:s text:c="8"/>do</text:p>
      <text:p text:style-name="P4"><text:s text:c="10"/>if [[ ${recordedData[q]} &gt; ${recordedData[$((q+1))]} ]]</text:p>
      <text:p text:style-name="P4"><text:s text:c="10"/>then</text:p>
      <text:p text:style-name="P4"><text:s text:c="12"/>swapData=${recordedData[$q]} #comparing the number of elements</text:p>
      <text:p text:style-name="P4"><text:s text:c="12"/>recordedData[$q]=${recordedData[$((q+1))]} #swapping the elements</text:p>
      <text:p text:style-name="P4"><text:s text:c="12"/>recordedData[$((q+1))]=$swapData #sorting in correct order</text:p>
      <text:p text:style-name="P4"/>
      <text:p text:style-name="P4"><text:s text:c="12"/>swapData=${getData[$q]} #comparing the number of elements</text:p>
      <text:p text:style-name="P4"><text:s text:c="12"/>getData[$q]=${getData[$((q+1))]} #swapping the elements</text:p>
      <text:p text:style-name="P4"><text:s text:c="12"/>getData[$((q+1))]=$swapData #sorting in correct order</text:p>
      <text:p text:style-name="P4"><text:s text:c="10"/>fi</text:p>
      <text:p text:style-name="P4"><text:s text:c="8"/>done</text:p>
      <text:p text:style-name="P4"><text:s text:c="4"/>done</text:p>
      <text:p text:style-name="P4">}</text:p>
      <text:p text:style-name="P4">#this function will get and read the data from saveData</text:p>
      <text:p text:style-name="P4">function dataReader()</text:p>
      <text:p text:style-name="P4">{</text:p>
      <text:p text:style-name="P4"><text:s text:c="2"/>saveData=();</text:p>
      <text:p text:style-name="P4"><text:s text:c="2"/>for info in "${getData[@]}"</text:p>
      <text:p text:style-name="P4"><text:soft-page-break/><text:s text:c="4"/>do</text:p>
      <text:p text:style-name="P4"><text:s text:c="6"/># IFS=Internal Field Separator,</text:p>
      <text:p text:style-name="P4"><text:s text:c="6"/># used for spliting lines into words with read builtin command</text:p>
      <text:p text:style-name="P4"><text:s text:c="6"/>IFS=',' read -r -a saveData &lt;&lt;&lt; "$info"</text:p>
      <text:p text:style-name="P4"><text:s text:c="6"/>recordedData+=("${saveData[$1]}")</text:p>
      <text:p text:style-name="P4"><text:s text:c="4"/>done</text:p>
      <text:p text:style-name="P4">}</text:p>
      <text:p text:style-name="P4">#this function will read and extract data from the files</text:p>
      <text:p text:style-name="P4">function extractFile()</text:p>
      <text:p text:style-name="P4">{</text:p>
      <text:p text:style-name="P4"><text:s text:c="2"/>while read -r row</text:p>
      <text:p text:style-name="P4"><text:s text:c="2"/>do</text:p>
      <text:p text:style-name="P4"><text:s text:c="4"/>getData+=("$row")</text:p>
      <text:p text:style-name="P4"><text:s text:c="2"/>done &lt; $1</text:p>
      <text:p text:style-name="P4">}</text:p>
      <text:p text:style-name="P4">#this function will stored the data of every sales person's entry</text:p>
      <text:p text:style-name="P4">function dataFile()</text:p>
      <text:p text:style-name="P4">{</text:p>
      <text:p text:style-name="P4"><text:s text:c="2"/>for f in "${saveData[@]}"</text:p>
      <text:p text:style-name="P4"><text:s text:c="4"/>do</text:p>
      <text:p text:style-name="P4"><text:s text:c="6"/>#appending the data to the personData.txt file</text:p>
      <text:p text:style-name="P4"><text:s text:c="6"/>echo "$f" &gt;&gt; "personData.txt"</text:p>
      <text:p text:style-name="P4"><text:s text:c="4"/>done</text:p>
      <text:p text:style-name="P4">}</text:p>
      <text:p text:style-name="P4">#this function will provide the required amount of bonus to person</text:p>
      <text:p text:style-name="P4">function bonusAmount()</text:p>
      <text:p text:style-name="P4">{</text:p>
      <text:p text:style-name="P4"><text:s text:c="2"/>if [[ $quarterlyRate -ge 1000000 ]] #checking the value with 1000000</text:p>
      <text:p text:style-name="P4"><text:s text:c="2"/>then</text:p>
      <text:p text:style-name="P4"><text:s text:c="4"/>bonusRate=1500 #adding 1500 bonus to the highest quartely amount</text:p>
      <text:p text:style-name="P4"><text:s text:c="2"/>elif [[ $quarterlyRate -ge 100000 &amp;&amp; $quarterlyRate -le 999999 ]]</text:p>
      <text:p text:style-name="P4"><text:s text:c="2"/>then</text:p>
      <text:p text:style-name="P4"><text:s text:c="4"/>bonusRate=750 #adding 750 bonus to the medium quartely amount</text:p>
      <text:p text:style-name="P4"><text:s text:c="2"/>elif [[ $quarterlyRate -le 99999 ]]</text:p>
      <text:p text:style-name="P4"><text:s text:c="2"/>then</text:p>
      <text:p text:style-name="P4"><text:s text:c="4"/>bonusRate=0 #no bonus for low quartely amount</text:p>
      <text:p text:style-name="P4"><text:s text:c="2"/>fi</text:p>
      <text:p text:style-name="P4">}</text:p>
      <text:p text:style-name="P4">#this function is to entry the required quartely amount of person</text:p>
      <text:p text:style-name="P4">function quarterlyAmount()</text:p>
      <text:p text:style-name="P4">{</text:p>
      <text:p text:style-name="P4"><text:s text:c="2"/>while [[ true ]];</text:p>
      <text:p text:style-name="P4"><text:s text:c="2"/>do</text:p>
      <text:p text:style-name="P4"><text:s text:c="4"/>echo -e "$cyan Enter the amount of quartely sales of $perName:$fontClose"</text:p>
      <text:p text:style-name="P4"><text:s text:c="4"/>read quarterlyRate</text:p>
      <text:p text:style-name="P4"><text:s text:c="4"/>#this line will append into the log file</text:p>
      <text:p text:style-name="P4"><text:s text:c="4"/>python3 SalesLog.py "Enter the amount of quarterly sales of $perName: $quarterlyRate"</text:p>
      <text:p text:style-name="P4"><text:s text:c="4"/>if [[ $quarterlyRate <text:s/>=~ ^$ ]] #declaring null regex for quartely rate</text:p>
      <text:p text:style-name="P4"><text:s text:c="4"/>then</text:p>
      <text:p text:style-name="P4"><text:soft-page-break/><text:s text:c="6"/>#displaying message as user input null value</text:p>
      <text:p text:style-name="P4"><text:s text:c="6"/>echo -e "$red QUARTERLY AMOUNT CAN'T BE NULL VALUE!$fontClose";</text:p>
      <text:p text:style-name="P4"><text:s text:c="6"/>python3 SalesLog.py "QUARTERLY AMOUNT CAN'T BE NULL VALUE!"</text:p>
      <text:p text:style-name="P4"><text:s text:c="6"/>#declaring regex for quartely rate</text:p>
      <text:p text:style-name="P4"><text:s text:c="4"/>elif [[ $quarterlyRate =~ ^([0-9]*[.])?[0-9]+$ ]]</text:p>
      <text:p text:style-name="P4"><text:s text:c="4"/>then</text:p>
      <text:p text:style-name="P4"><text:s text:c="6"/>break;</text:p>
      <text:p text:style-name="P4"><text:s text:c="4"/>else</text:p>
      <text:p text:style-name="P4"><text:s text:c="6"/>#displaying error message whenver user enter invalid format</text:p>
      <text:p text:style-name="P4"><text:s text:c="6"/>echo -e "$red PLEASE CHECK THE AMOUNT FORMAT$fontClose";</text:p>
      <text:p text:style-name="P4"><text:s text:c="6"/>python3 SalesLog.py "PLEASE CHECK THE AMOUNT FORMAT"</text:p>
      <text:p text:style-name="P4"><text:s text:c="4"/>fi</text:p>
      <text:p text:style-name="P4"><text:s text:c="2"/>done</text:p>
      <text:p text:style-name="P4">}</text:p>
      <text:p text:style-name="P4">#this function is to entry the required name of person</text:p>
      <text:p text:style-name="P4">function personName()</text:p>
      <text:p text:style-name="P4">{</text:p>
      <text:p text:style-name="P4"><text:s text:c="2"/>while [[ true ]];</text:p>
      <text:p text:style-name="P4"><text:s text:c="2"/>do</text:p>
      <text:p text:style-name="P4"><text:s text:c="4"/>echo -e "$cyan Enter the sales person name:$fontClose ";</text:p>
      <text:p text:style-name="P4"><text:s text:c="4"/>read perName #getting input from user</text:p>
      <text:p text:style-name="P4"><text:s text:c="4"/>python3 SalesLog.py "Enter the sales person name: $perName"</text:p>
      <text:p text:style-name="P4"><text:s text:c="4"/>if [[ $perName =~ ^$ ]] #condition to check null value</text:p>
      <text:p text:style-name="P4"><text:s text:c="6"/>then</text:p>
      <text:p text:style-name="P4"><text:s text:c="8"/>#displaying message as user input null value</text:p>
      <text:p text:style-name="P4"><text:s text:c="8"/>echo -e "$red PERSON NAME CAN'T BE NULL!$fontClose";</text:p>
      <text:p text:style-name="P4"><text:s text:c="8"/>python3 SalesLog.py "PERSON NAME CAN'T BE NULL!"</text:p>
      <text:p text:style-name="P4"><text:s text:c="8"/>#declaring regex for sales persons name</text:p>
      <text:p text:style-name="P4"><text:s text:c="2"/>elif [[ $perName =~ ^[a-z|A-Z]{2}[a-z|A-Z]*$ ]]</text:p>
      <text:p text:style-name="P4"><text:s text:c="4"/>then</text:p>
      <text:p text:style-name="P4"><text:s text:c="6"/>break;</text:p>
      <text:p text:style-name="P4"><text:s text:c="4"/>else</text:p>
      <text:p text:style-name="P4"><text:s text:c="6"/>#displaying error message whenver user enter invalid format</text:p>
      <text:p text:style-name="P4"><text:s text:c="6"/>echo -e "$red PLEASE CHECK THE NAME FORMAT$fontClose";</text:p>
      <text:p text:style-name="P4"><text:s text:c="6"/>python3 SalesLog.py "PLEASE CHECK THE NAME FORMAT"</text:p>
      <text:p text:style-name="P4"><text:s text:c="4"/>fi</text:p>
      <text:p text:style-name="P4"><text:s text:c="2"/>done</text:p>
      <text:p text:style-name="P4">}</text:p>
      <text:p text:style-name="P4">#this function will display after choosing the option of main menu</text:p>
      <text:p text:style-name="P4">function choice()</text:p>
      <text:p text:style-name="P4">{</text:p>
      <text:p text:style-name="P4"><text:s text:c="2"/>#statement that should be kept in log file using python3</text:p>
      <text:p text:style-name="P4"><text:s text:c="2"/>python3 SalesLog.py "1. Sales person"</text:p>
      <text:p text:style-name="P4"><text:s text:c="2"/>python3 SalesLog.py "2. Save changes of Sales person data(data will save by default)"</text:p>
      <text:p text:style-name="P4"><text:s text:c="2"/>python3 SalesLog.py "3. Record the data of Sales person"</text:p>
      <text:p text:style-name="P4"><text:s text:c="2"/>python3 SalesLog.py "4. Display the recorded data"</text:p>
      <text:p text:style-name="P4"><text:s text:c="2"/>python3 SalesLog.py "5. Quit"</text:p>
      <text:p text:style-name="P4"><text:s text:c="4"/>echo -e "$yellow Enter the number among above choose list $fontClose";</text:p>
      <text:p text:style-name="P4"><text:s text:c="4"/>read option</text:p>
      <text:p text:style-name="P4"><text:soft-page-break/><text:s text:c="4"/>python3 SalesLog.py "Enter the number among above choose list: $option"</text:p>
      <text:p text:style-name="P4"><text:s text:c="4"/>#if user choose the option 1</text:p>
      <text:p text:style-name="P4"><text:s text:c="4"/>if [[ $option == 1 ]]</text:p>
      <text:p text:style-name="P4"><text:s text:c="4"/>then</text:p>
      <text:p text:style-name="P4"><text:s text:c="6"/>while [[ true ]];</text:p>
      <text:p text:style-name="P4"><text:s text:c="6"/>do</text:p>
      <text:p text:style-name="P4"><text:s text:c="8"/>#header of option 1</text:p>
      <text:p text:style-name="P4"><text:s text:c="8"/>listHeader " Sales person "</text:p>
      <text:p text:style-name="P4"><text:s text:c="8"/>echo -e "$yellow How many number of sales person?$fontClose";</text:p>
      <text:p text:style-name="P4"><text:s text:c="8"/>read perNum</text:p>
      <text:p text:style-name="P4"><text:s text:c="8"/>#these two line will append in log file</text:p>
      <text:p text:style-name="P4"><text:s text:c="8"/>python3 SalesLog.py "How many number of sales person? $perNum"</text:p>
      <text:p text:style-name="P4"><text:s text:c="8"/>#using regex variables to input the number</text:p>
      <text:p text:style-name="P4"><text:s text:c="8"/>if [[ $perNum =~ ^[1-9]+[0-9]*$ ]]</text:p>
      <text:p text:style-name="P4"><text:s text:c="8"/>then</text:p>
      <text:p text:style-name="P4"><text:s text:c="10"/>break;</text:p>
      <text:p text:style-name="P4"><text:s text:c="8"/>else</text:p>
      <text:p text:style-name="P4"><text:s text:c="10"/>echo -e "$red PLEASE CHECK THE NUMBER FORMAT$fontClose";</text:p>
      <text:p text:style-name="P4"><text:s text:c="10"/>#this line will append in log file</text:p>
      <text:p text:style-name="P4"><text:s text:c="10"/>python3 SalesLog.py "PLEASE CHECK THE NUMBER FORMAT"</text:p>
      <text:p text:style-name="P4"><text:s text:c="8"/>fi</text:p>
      <text:p text:style-name="P4"><text:s text:c="6"/>done</text:p>
      <text:p text:style-name="P4"><text:s text:c="4"/>elif [[ $option == 2 ]]</text:p>
      <text:p text:style-name="P4"><text:s text:c="4"/>then</text:p>
      <text:p text:style-name="P4"><text:s text:c="6"/>while [[ true ]];</text:p>
      <text:p text:style-name="P4"><text:s text:c="6"/>do</text:p>
      <text:p text:style-name="P4"><text:s text:c="8"/>listHeader " Saving the person profile "</text:p>
      <text:p text:style-name="P4"><text:s text:c="8"/>echo -e "$yellow Do you want to save the data into text file?";</text:p>
      <text:p text:style-name="P4"><text:s text:c="8"/>echo -e "1.Yes\n";</text:p>
      <text:p text:style-name="P4"><text:s text:c="8"/>echo -e "2.No\n\n\n$fontClose";</text:p>
      <text:p text:style-name="P4"><text:s text:c="8"/>echo -e "$cyan Type your choice here: ";</text:p>
      <text:p text:style-name="P4"><text:s text:c="8"/>read saveOption</text:p>
      <text:p text:style-name="P4"><text:s text:c="8"/>#these line will append in log file</text:p>
      <text:p text:style-name="P4"><text:s text:c="8"/>python3 SalesLog.py "Do you want to save the data into text file?"</text:p>
      <text:p text:style-name="P4"><text:s text:c="8"/>python3 SalesLog.py "1.Yes"</text:p>
      <text:p text:style-name="P4"><text:s text:c="8"/>python3 SalesLog.py "2.No"</text:p>
      <text:p text:style-name="P4"><text:s text:c="8"/>python3 SalesLog.py "Type your choice here: $saveOption"</text:p>
      <text:p text:style-name="P4"><text:s text:c="8"/>if [[ $saveOption == 1 ]]</text:p>
      <text:p text:style-name="P4"><text:s text:c="8"/>then</text:p>
      <text:p text:style-name="P4"><text:s text:c="10"/>saveOption="Y"; #save the data entry into file</text:p>
      <text:p text:style-name="P4"><text:s text:c="10"/>break;</text:p>
      <text:p text:style-name="P4"><text:s text:c="8"/>elif [[ $saveOption == 2 ]]</text:p>
      <text:p text:style-name="P4"><text:s text:c="8"/>then</text:p>
      <text:p text:style-name="P4"><text:s text:c="9"/>saveOption="N"; #do not save the data</text:p>
      <text:p text:style-name="P4"><text:s text:c="10"/>break;</text:p>
      <text:p text:style-name="P4"><text:s text:c="8"/>else</text:p>
      <text:p text:style-name="P4"><text:s text:c="10"/>echo -e "$red PLEASE CHECK THE NUMBER AND TRY AGAIN$fontClose";</text:p>
      <text:p text:style-name="P4"><text:s text:c="10"/>#this line will append in log file</text:p>
      <text:p text:style-name="P4"><text:s text:c="10"/>python3 SalesLog.py "PLEASE CHECK THE NUMBER AND TRY AGAIN"</text:p>
      <text:p text:style-name="P4"><text:soft-page-break/><text:s text:c="8"/>fi</text:p>
      <text:p text:style-name="P4"><text:s text:c="6"/>done</text:p>
      <text:p text:style-name="P4"><text:s text:c="4"/>elif [[ $option == 3 ]]</text:p>
      <text:p text:style-name="P4"><text:s text:c="4"/>then</text:p>
      <text:p text:style-name="P4"><text:s text:c="6"/>clear</text:p>
      <text:p text:style-name="P4"><text:s text:c="6"/>listHeader " Sales person data "</text:p>
      <text:p text:style-name="P4"><text:s text:c="6"/>#for loop is created to store the sales person data</text:p>
      <text:p text:style-name="P4"><text:s text:c="6"/>for (( i=1; $i&lt;=$perNum; i++ ))</text:p>
      <text:p text:style-name="P4"><text:s text:c="8"/>do</text:p>
      <text:p text:style-name="P4"><text:s text:c="10"/>echo -e "$yellow\n\tPerson No.: $i\n$fontClose"</text:p>
      <text:p text:style-name="P4"><text:s text:c="10"/>python3 SalesLog.py "Person No.: $i" #appending in log file</text:p>
      <text:p text:style-name="P4"><text:s text:c="10"/>#calling the personName,quarterlyAmount,bonusAmount function</text:p>
      <text:p text:style-name="P4"><text:s text:c="10"/>personName</text:p>
      <text:p text:style-name="P4"><text:s text:c="10"/>quarterlyAmount</text:p>
      <text:p text:style-name="P4"><text:s text:c="10"/>bonusAmount quarterlyAmount</text:p>
      <text:p text:style-name="P4"><text:s text:c="10"/>total=`echo "$quarterlyRate+$bonusRate" | bc`</text:p>
      <text:p text:style-name="P4"><text:s text:c="10"/>storeData=($perName,$quarterlyRate,$bonusRate,$total)</text:p>
      <text:p text:style-name="P4"><text:s text:c="10"/>saveData+=("$storeData")</text:p>
      <text:p text:style-name="P4"><text:s text:c="8"/>done</text:p>
      <text:p text:style-name="P4"><text:s text:c="8"/>clear</text:p>
      <text:p text:style-name="P4"><text:s text:c="6"/>if [[ $saveOption = "Y" ]]</text:p>
      <text:p text:style-name="P4"><text:s text:c="6"/>then</text:p>
      <text:p text:style-name="P4"><text:s text:c="8"/>dataFile #entered data will be saved to this file</text:p>
      <text:p text:style-name="P4"><text:s text:c="6"/>fi</text:p>
      <text:p text:style-name="P4"><text:s text:c="4"/>elif [[ $option == 4 ]]</text:p>
      <text:p text:style-name="P4"><text:s text:c="4"/>then</text:p>
      <text:p text:style-name="P4"><text:s text:c="6"/>#extracting the data from file</text:p>
      <text:p text:style-name="P4"><text:s text:c="6"/>extractFile "personData.txt"</text:p>
      <text:p text:style-name="P4"><text:s text:c="6"/>while [[ true ]];</text:p>
      <text:p text:style-name="P4"><text:s text:c="6"/>do</text:p>
      <text:p text:style-name="P4"><text:s text:c="8"/>listHeader " Display the Recorded Data "</text:p>
      <text:p text:style-name="P4"><text:s text:c="8"/>echo -e "$cyan How would you like to display the information?\n";</text:p>
      <text:p text:style-name="P4"><text:s text:c="8"/>echo -e "1. By Alphabetical order of person name\n ";</text:p>
      <text:p text:style-name="P4"><text:s text:c="8"/>echo -e "2. By Descending order of quarterly sales\n\n\n $fontClose";</text:p>
      <text:p text:style-name="P4"><text:s text:c="8"/>echo -e "$yellow Please choose the display type:\n $fontClose";</text:p>
      <text:p text:style-name="P4"><text:s text:c="8"/>read dataOption #read the user's input</text:p>
      <text:p text:style-name="P4"><text:s text:c="8"/>#these line will append in log file</text:p>
      <text:p text:style-name="P4"><text:s text:c="8"/>python3 SalesLog.py "How would you like to display the information?"</text:p>
      <text:p text:style-name="P4"><text:s text:c="8"/>python3 SalesLog.py "1. By Alphabetical order of person name"</text:p>
      <text:p text:style-name="P4"><text:s text:c="8"/>python3 SalesLog.py "2. By Descending order of quarterly sales"</text:p>
      <text:p text:style-name="P4"><text:s text:c="8"/>python3 SalesLog.py "Please choose the display type: $dataOption"</text:p>
      <text:p text:style-name="P4"><text:s text:c="8"/>if [[ $dataOption == 1 ]]</text:p>
      <text:p text:style-name="P4"><text:s text:c="8"/>then</text:p>
      <text:p text:style-name="P4"><text:s text:c="10"/>dataReader 0 #array function is used</text:p>
      <text:p text:style-name="P4"><text:s text:c="10"/>alphabeticallyList #calling alphabeticallyList function</text:p>
      <text:p text:style-name="P4"><text:s text:c="10"/>dataSorting #calling dataSorting function to display the data</text:p>
      <text:p text:style-name="P4"><text:s text:c="10"/>read record #read the user's input</text:p>
      <text:p text:style-name="P4"><text:s text:c="10"/>break;</text:p>
      <text:p text:style-name="P4"><text:s text:c="8"/>elif [[ $dataOption == 2 ]]</text:p>
      <text:p text:style-name="P4"><text:soft-page-break/><text:s text:c="8"/>then</text:p>
      <text:p text:style-name="P4"><text:s text:c="10"/>dataReader 1 #array function is used</text:p>
      <text:p text:style-name="P4"><text:s text:c="10"/>quarterlyList #calling quarterlyList function</text:p>
      <text:p text:style-name="P4"><text:s text:c="10"/>dataSorting #calling dataSorting function to display the data</text:p>
      <text:p text:style-name="P4"><text:s text:c="10"/>read record #read the user input choice</text:p>
      <text:p text:style-name="P4"><text:s text:c="10"/>break;</text:p>
      <text:p text:style-name="P4"><text:s text:c="8"/>else</text:p>
      <text:p text:style-name="P4"><text:s text:c="10"/>echo -e "$red PLEASE CHECK THE NUMBER AND TRY AGAIN$fontClose";</text:p>
      <text:p text:style-name="P4"><text:s text:c="10"/>#this line will append in log file</text:p>
      <text:p text:style-name="P4"><text:s text:c="10"/>python3 SalesLog.py "PLEASE CHECK THE NUMBER AND TRY AGAIN"</text:p>
      <text:p text:style-name="P4"><text:s text:c="8"/>fi</text:p>
      <text:p text:style-name="P4"><text:s text:c="6"/>done</text:p>
      <text:p text:style-name="P4"><text:s text:c="4"/>elif [[ $option == 5 ]]</text:p>
      <text:p text:style-name="P4"><text:s text:c="4"/>then</text:p>
      <text:p text:style-name="P4"><text:s text:c="6"/>clear #clearing the screen</text:p>
      <text:p text:style-name="P4"><text:s text:c="6"/>exit 0 #exit from the bash</text:p>
      <text:p text:style-name="P4"><text:s text:c="4"/>else</text:p>
      <text:p text:style-name="P4"><text:s text:c="6"/>echo -e "$red PLEASE CHECK THE NUMBER AND TRY AGAIN$fontClose";</text:p>
      <text:p text:style-name="P4"><text:s text:c="6"/>#this line will append in log file</text:p>
      <text:p text:style-name="P4"><text:s text:c="6"/>python3 SalesLog.py "PLEASE CHECK THE NUMBER AND TRY AGAIN"</text:p>
      <text:p text:style-name="P4"><text:s text:c="4"/>fi</text:p>
      <text:p text:style-name="P4"><text:s text:c="4"/>chooseList #calling the chooseList function</text:p>
      <text:p text:style-name="P4">}</text:p>
      <text:p text:style-name="P4">#Main function for displaying the option at beginning</text:p>
      <text:p text:style-name="P4">function chooseList()</text:p>
      <text:p text:style-name="P4">{</text:p>
      <text:p text:style-name="P4"><text:s text:c="2"/>listHeader " COMPUTE THE BONUSES FOR SALESPERSON "</text:p>
      <text:p text:style-name="P4"><text:s text:c="2"/>tput setaf 10 #set the color of font</text:p>
      <text:p text:style-name="P4"><text:s text:c="2"/>tput cup 7 15 #coordinating the text</text:p>
      <text:p text:style-name="P4"><text:s text:c="2"/>echo -e "1. Sales person\n";</text:p>
      <text:p text:style-name="P4"><text:s text:c="2"/>tput cup 9 15</text:p>
      <text:p text:style-name="P4"><text:s text:c="2"/>echo -e "2. Save changes of Sales person data\n\t\t <text:s/>(data will save by default)\n";</text:p>
      <text:p text:style-name="P4"><text:s text:c="2"/>tput cup 12 15</text:p>
      <text:p text:style-name="P4"><text:s text:c="2"/>echo -e "3. Record the data of Sales person \n";</text:p>
      <text:p text:style-name="P4"><text:s text:c="2"/>tput cup 14 15</text:p>
      <text:p text:style-name="P4"><text:s text:c="2"/>echo -e "4. Display the recorded data\n";</text:p>
      <text:p text:style-name="P4"><text:s text:c="2"/>tput cup 16 15</text:p>
      <text:p text:style-name="P4"><text:s text:c="2"/>echo -e "5. Quit\n\n\n";</text:p>
      <text:p text:style-name="P4"><text:s text:c="2"/>tput sgr0 #set the font color to null</text:p>
      <text:p text:style-name="P4"><text:s text:c="2"/>#whenver user enter chooseList option choice function is called</text:p>
      <text:p text:style-name="P4"><text:s text:c="2"/>choice</text:p>
      <text:p text:style-name="P4">}</text:p>
      <text:p text:style-name="P4">#this function is used for heading of the title</text:p>
      <text:p text:style-name="P4">function listHeader()</text:p>
      <text:p text:style-name="P4">{</text:p>
      <text:p text:style-name="P4"><text:s text:c="2"/>clear</text:p>
      <text:p text:style-name="P4"><text:s text:c="2"/>tput cup 5 11 #coordinating the text</text:p>
      <text:p text:style-name="P4"><text:s text:c="2"/>tput rev #reverse the color of the font</text:p>
      <text:p text:style-name="P4"><text:s text:c="2"/>tput setaf 6 #set the color of font</text:p>
      <text:p text:style-name="P4"><text:soft-page-break/><text:s text:c="2"/>echo -e "$bold$1\n"; #echoing the header text in bold</text:p>
      <text:p text:style-name="P4"><text:s text:c="2"/>python3 SalesLog.py " $1 "</text:p>
      <text:p text:style-name="P4"><text:s text:c="2"/>tput sgr0 #set the font color to null</text:p>
      <text:p text:style-name="P4">}</text:p>
      <text:p text:style-name="P4">#this function take over the start page</text:p>
      <text:p text:style-name="P4">chooseList</text:p>
      <text:p text:style-name="P4"/>
      <text:p text:style-name="P4">import sys</text:p>
      <text:p text:style-name="P4">#create or replace the SalesLog.txt file</text:p>
      <text:p text:style-name="P4">file=open("SalesLog.txt", "a+")</text:p>
      <text:p text:style-name="P4">#append the text data into the file</text:p>
      <text:p text:style-name="P4">file.write(sys.argv[1]+"\n");</text:p>
      <text:p text:style-name="P4"/>
      <text:p text:style-name="P4"/>
      <text:h text:style-name="P1" text:outline-level="2"><text:bookmark-start text:name="_Toc6993816"/><text:span text:style-name="T1">Program 4</text:span><text:bookmark-end text:name="_Toc6993816"/></text:h>
      <text:p text:style-name="P4"/>
      <text:p text:style-name="P4">#!/bin/bash</text:p>
      <text:p text:style-name="P4">#filename: archive.sh</text:p>
      <text:p text:style-name="P4">#declaring the related color variables with values</text:p>
      <text:p text:style-name="P4">red='\033[1;31m' #red color code</text:p>
      <text:p text:style-name="P4">yellow='\033[1;33m' #yellow color code</text:p>
      <text:p text:style-name="P4">cyan='\e[1;36m' #cyan color code</text:p>
      <text:p text:style-name="P4">noColor='\e[0m' #remove the color font</text:p>
      <text:p text:style-name="P4">bold='\E[1m' #bold the font size</text:p>
      <text:p text:style-name="P4">#declaring and initializing the value to variables</text:p>
      <text:p text:style-name="P4"># by default the value is: *</text:p>
      <text:p text:style-name="P4">dayCount=*</text:p>
      <text:p text:style-name="P4">hourCount=*</text:p>
      <text:p text:style-name="P4">minuteCount=*</text:p>
      <text:p text:style-name="P4">monthCount=*</text:p>
      <text:p text:style-name="P4">#Creating pickArchList function for each option to work in program</text:p>
      <text:p text:style-name="P4">function pickArchList()</text:p>
      <text:p text:style-name="P4">{</text:p>
      <text:p text:style-name="P4"><text:s text:c="2"/>python3 ArchiveLog.py "1. DAY"</text:p>
      <text:p text:style-name="P4"><text:s text:c="2"/>python3 ArchiveLog.py "2. TIME"</text:p>
      <text:p text:style-name="P4"><text:s text:c="2"/>python3 ArchiveLog.py "3. FREQUENCY"</text:p>
      <text:p text:style-name="P4"><text:s text:c="2"/>python3 ArchiveLog.py "4. SAVE AS ARCHIVE"</text:p>
      <text:p text:style-name="P4"><text:s text:c="2"/>python3 ArchiveLog.py "5. EXIT (or Press CTRL+C to exit)"</text:p>
      <text:p text:style-name="P4"><text:s text:c="2"/>echo -e "$cyan Enter any number from above: $noColor";</text:p>
      <text:p text:style-name="P4"><text:s text:c="2"/>read archDecision</text:p>
      <text:p text:style-name="P4"><text:s text:c="2"/>python3 ArchiveLog.py "Enter any number from above: $archDecision"</text:p>
      <text:p text:style-name="P4"><text:s text:c="2"/># when option 1 is choosed</text:p>
      <text:p text:style-name="P4"><text:s text:c="2"/>if [[ $archDecision == 1 ]];</text:p>
      <text:p text:style-name="P4"><text:s text:c="4"/>then</text:p>
      <text:p text:style-name="P4"><text:s text:c="6"/>clear #clears the screen</text:p>
      <text:p text:style-name="P4"><text:s text:c="6"/>while [[ true ]];</text:p>
      <text:p text:style-name="P4"><text:s text:c="8"/>do</text:p>
      <text:p text:style-name="P4"><text:s text:c="10"/>header " DAY SELECTION "</text:p>
      <text:p text:style-name="P4"><text:soft-page-break/><text:s text:c="10"/>tput cup 5 16 #setting the color and coordinating the text</text:p>
      <text:p text:style-name="P4"><text:s text:c="10"/>tput setaf 3 #setting the color code</text:p>
      <text:p text:style-name="P4"><text:s text:c="10"/>echo -e "0. Sunday\n\n\t\t1. Monday\n\n\t\t2. Tuesday\n\n\t\t3. Wednesday"</text:p>
      <text:p text:style-name="P4"><text:s text:c="10"/>echo -e "\n\t\t4. Thursday\n\n\t\t5. Friday\n\n\t\t6. Saturday\n\n";</text:p>
      <text:p text:style-name="P4"><text:s text:c="10"/>python3 ArchiveLog.py "0.Sunday 1.Monday 2.Tuesday 3.Wednesday 4.Thursday 5.Friday 6.Saturday"</text:p>
      <text:p text:style-name="P4"><text:s text:c="10"/>tput sgr0</text:p>
      <text:p text:style-name="P4"><text:s text:c="10"/>echo -e "$cyan Enter a number to select the day:";</text:p>
      <text:p text:style-name="P4"><text:s text:c="10"/>read dayCount #getting input from user</text:p>
      <text:p text:style-name="P4"><text:s text:c="10"/>python3 ArchiveLog.py "Enter a number to select the day: $dayNum"</text:p>
      <text:p text:style-name="P4"><text:s text:c="10"/>if [[ $dayCount =~ ^[0-7]$ ]] || [[ $dayCount =~ "*" ]];</text:p>
      <text:p text:style-name="P4"><text:s text:c="10"/>then</text:p>
      <text:p text:style-name="P4"><text:s text:c="12"/>archiveList</text:p>
      <text:p text:style-name="P4"><text:s text:c="12"/>break</text:p>
      <text:p text:style-name="P4"><text:s text:c="10"/>elif [[ $dayCount =~ ^$ ]]; then</text:p>
      <text:p text:style-name="P4"><text:s text:c="14"/>echo -e "$red NULL VALUE CAN'T ACCEPTED";</text:p>
      <text:p text:style-name="P4"><text:s text:c="12"/>else</text:p>
      <text:p text:style-name="P4"><text:s text:c="14"/>echo -e "$red PLEASE CHECK THE DAY FORMAT";</text:p>
      <text:p text:style-name="P4"><text:s text:c="14"/>python3 ArchiveLog.py "PLEASE CHECK THE DAY FORMAT"</text:p>
      <text:p text:style-name="P4"><text:s text:c="10"/>fi</text:p>
      <text:p text:style-name="P4"><text:s text:c="6"/>done</text:p>
      <text:p text:style-name="P4"><text:s text:c="4"/># when option 2 is choosed</text:p>
      <text:p text:style-name="P4"><text:s text:c="2"/>elif [[ $archDecision == 2 ]]; then</text:p>
      <text:p text:style-name="P4"><text:s text:c="6"/>while [[ true ]];</text:p>
      <text:p text:style-name="P4"><text:s text:c="8"/>do</text:p>
      <text:p text:style-name="P4"><text:s text:c="10"/>header " TIME SELECTION "</text:p>
      <text:p text:style-name="P4"><text:s text:c="10"/>echo -e "$cyan Enter a number from 0 to 23 for hour:\n";</text:p>
      <text:p text:style-name="P4"><text:s text:c="10"/>read hourCount #getting input from user</text:p>
      <text:p text:style-name="P4"><text:s text:c="10"/>python3 ArchiveLog.py "Enter a number from 0 to 23 for hour: $hourCount"</text:p>
      <text:p text:style-name="P4"><text:s text:c="10"/># comparing input to declared regex</text:p>
      <text:p text:style-name="P4"><text:s text:c="10"/>if [[ $hourCount =~ ^1[0-9]|2[0-3]$ ]] || [[ $hourCount =~ ^[0-9]$ ]]; then</text:p>
      <text:p text:style-name="P4"><text:s text:c="14"/>break</text:p>
      <text:p text:style-name="P4"><text:s text:c="12"/>elif [[ $hourCount =~ "*" ]]; then</text:p>
      <text:p text:style-name="P4"><text:s text:c="14"/>break</text:p>
      <text:p text:style-name="P4"><text:s text:c="12"/>elif [[ $hourCount =~ ^$ ]]; then</text:p>
      <text:p text:style-name="P4"><text:s text:c="14"/>echo -e "$red NULL VALUE CAN'T ACCEPTED";</text:p>
      <text:p text:style-name="P4"><text:s text:c="12"/>else</text:p>
      <text:p text:style-name="P4"><text:s text:c="14"/>#display as an error message</text:p>
      <text:p text:style-name="P4"><text:s text:c="14"/>echo -e "$red PLEASE CHECK THE HOUR FORMAT";</text:p>
      <text:p text:style-name="P4"><text:s text:c="14"/>python3 ArchiveLog.py "PLEASE CHECK THE HOUR FORMAT"</text:p>
      <text:p text:style-name="P4"><text:s text:c="10"/>fi</text:p>
      <text:p text:style-name="P4"><text:s text:c="6"/>done</text:p>
      <text:p text:style-name="P4"><text:s text:c="6"/>while [[ true ]]; do</text:p>
      <text:p text:style-name="P4"><text:s text:c="8"/>echo -e "$cyan Enter a number from 0 to 59 for minute:\n";</text:p>
      <text:p text:style-name="P4"><text:s text:c="8"/>read minuteCount #getting input from user</text:p>
      <text:p text:style-name="P4"><text:s text:c="8"/>python3 ArchiveLog.py "Enter a number from 0 to 59 for minute: $minuteCount"</text:p>
      <text:p text:style-name="P4"><text:s text:c="8"/># comparing input to declared regex</text:p>
      <text:p text:style-name="P4"><text:s text:c="8"/>if [[ $minuteCount =~ ^[1-5][0-9]$ ]] || [[ $minuteCount =~ ^[0-9]$ ]]; then</text:p>
      <text:p text:style-name="P4"><text:s text:c="12"/>archiveList #calling a archiveList function</text:p>
      <text:p text:style-name="P4"><text:soft-page-break/><text:s text:c="12"/>break</text:p>
      <text:p text:style-name="P4"><text:s text:c="10"/>elif [[ $minuteCount =~ "*" ]]; then</text:p>
      <text:p text:style-name="P4"><text:s text:c="12"/>archiveList #calling a archiveList function</text:p>
      <text:p text:style-name="P4"><text:s text:c="12"/>break</text:p>
      <text:p text:style-name="P4"><text:s text:c="12"/># checking input with null value</text:p>
      <text:p text:style-name="P4"><text:s text:c="10"/>elif [[ $minuteCount =~ ^$ ]]; then</text:p>
      <text:p text:style-name="P4"><text:s text:c="12"/>#display as an error message</text:p>
      <text:p text:style-name="P4"><text:s text:c="12"/>echo -e "$red NULL VALUE CAN'T ACCEPTED";</text:p>
      <text:p text:style-name="P4"><text:s text:c="10"/>else</text:p>
      <text:p text:style-name="P4"><text:s text:c="12"/>echo -e "$red PLEASE CHECK THE MINUTE FORMAT";</text:p>
      <text:p text:style-name="P4"><text:s text:c="12"/>python3 ArchiveLog.py "PLEASE CHECK THE MINUTE FORMAT"</text:p>
      <text:p text:style-name="P4"><text:s text:c="8"/>fi</text:p>
      <text:p text:style-name="P4"><text:s text:c="6"/>done</text:p>
      <text:p text:style-name="P4"><text:s text:c="6"/># when option 3 is choosed</text:p>
      <text:p text:style-name="P4"><text:s text:c="4"/>elif [[ $archDecision == 3 ]];</text:p>
      <text:p text:style-name="P4"><text:s text:c="6"/>then</text:p>
      <text:p text:style-name="P4"><text:s text:c="8"/>while [[ true ]];</text:p>
      <text:p text:style-name="P4"><text:s text:c="8"/>do</text:p>
      <text:p text:style-name="P4"><text:s text:c="10"/>header " <text:s/>FREQUENCY/MONTH SELECTION "</text:p>
      <text:p text:style-name="P4"><text:s text:c="10"/>echo -e "$cyan \t\tCHOOSE A MONTH OF THE YEAR\n\n $noColor";</text:p>
      <text:p text:style-name="P4"><text:s text:c="10"/>tput cup 8 8</text:p>
      <text:p text:style-name="P4"><text:s text:c="10"/>tput setaf 3</text:p>
      <text:p text:style-name="P4"><text:s text:c="10"/>echo -e "1-JAN \t 2-FEB \t 3-MAR \t 4-APR \t 5-MAY \t 6-JUN\n";</text:p>
      <text:p text:style-name="P4"><text:s text:c="10"/>echo -e "\t7-JUL \t 8-AUG \t 9-SEP \t 10-OCT\t11-NOV\t 12-DEC\n\n";</text:p>
      <text:p text:style-name="P4"><text:s text:c="10"/>tput sgr0</text:p>
      <text:p text:style-name="P4"><text:s text:c="10"/>python3 ArchiveLog.py "1-JAN 2-FEB 3-MAR 4-APR 5-MAY 6-JUN 7-JUL 8-AUG 9-SEP 10-OCT 11-NOV 12-DEC "</text:p>
      <text:p text:style-name="P4"><text:s text:c="10"/>echo -e "$cyan Enter a number here: "</text:p>
      <text:p text:style-name="P4"><text:s text:c="10"/>read monthCount #getting input from user</text:p>
      <text:p text:style-name="P4"><text:s text:c="10"/>python3 ArchiveLog.py "Enter a number here: $monthCount"</text:p>
      <text:p text:style-name="P4"><text:s text:c="10"/>if [[ $monthCount =~ ^[1-9]$ ]] || [[ $monthCount =~ ^1[1-2]$ ]] ;</text:p>
      <text:p text:style-name="P4"><text:s text:c="10"/>then</text:p>
      <text:p text:style-name="P4"><text:s text:c="12"/>archiveList</text:p>
      <text:p text:style-name="P4"><text:s text:c="12"/>break</text:p>
      <text:p text:style-name="P4"><text:s text:c="10"/>elif [[ $monthCount =~ "*" ]]; then</text:p>
      <text:p text:style-name="P4"><text:s text:c="12"/>archiveList</text:p>
      <text:p text:style-name="P4"><text:s text:c="12"/>break</text:p>
      <text:p text:style-name="P4"><text:s text:c="10"/>elif [[ $monthCount =~ ^$ ]]; then</text:p>
      <text:p text:style-name="P4"><text:s text:c="12"/>echo -e "$red NULL VALUE CAN'T ACCEPTED"</text:p>
      <text:p text:style-name="P4"><text:s text:c="10"/>else</text:p>
      <text:p text:style-name="P4"><text:s text:c="12"/>echo -e "$red PLEASE CHOOSE THE RELATED NUMBER";</text:p>
      <text:p text:style-name="P4"><text:s text:c="12"/>python3 ArchiveLog.py "PLEASE CHECK THE FREQUENCY FORMAT"</text:p>
      <text:p text:style-name="P4"><text:s text:c="10"/>fi</text:p>
      <text:p text:style-name="P4"><text:s text:c="8"/>done</text:p>
      <text:p text:style-name="P4"><text:s text:c="4"/># when option 4 is choosed</text:p>
      <text:p text:style-name="P4"><text:s text:c="4"/>elif [[ $archDecision == 4 ]];</text:p>
      <text:p text:style-name="P4"><text:s text:c="8"/>then</text:p>
      <text:p text:style-name="P4"><text:s text:c="10"/>echo -e "$yellow The scheduleing data has been saved.";</text:p>
      <text:p text:style-name="P4"><text:s text:c="10"/>python3 ArchiveLog.py "The scheduleing data has been saved."</text:p>
      <text:p text:style-name="P4"><text:soft-page-break/><text:s text:c="10"/>crontab -l &gt; cron</text:p>
      <text:p text:style-name="P4"><text:s text:c="10"/>#appending the entered value to the cron file</text:p>
      <text:p text:style-name="P4"><text:s text:c="10"/>echo "$minuteCount $hourCount * $monthCount $dayCount (cd /home/kenner/workspace/Shell_Script/arch/; ./fileLocation.sh)" &gt;&gt; cron</text:p>
      <text:p text:style-name="P4"><text:s text:c="10"/>#appending the data from cron to crontab for scheduleing</text:p>
      <text:p text:style-name="P4"><text:s text:c="10"/>crontab cron #cron file has archiving command to archive the 7 days ago data file</text:p>
      <text:p text:style-name="P4"><text:s text:c="10"/>archiveList #calling the archiveList function</text:p>
      <text:p text:style-name="P4"><text:s text:c="6"/># when option 5 is choosed</text:p>
      <text:p text:style-name="P4"><text:s text:c="6"/>elif [[ $archDecision == 5 ]];</text:p>
      <text:p text:style-name="P4"><text:s text:c="8"/>then</text:p>
      <text:p text:style-name="P4"><text:s text:c="10"/>echo -e "$yellow THANK YOU!";</text:p>
      <text:p text:style-name="P4"><text:s text:c="10"/>python3 ArchiveLog.py "THANK YOU!"</text:p>
      <text:p text:style-name="P4"><text:s text:c="10"/>clear #clear the screen</text:p>
      <text:p text:style-name="P4"><text:s text:c="10"/>exit 0 #exiting from the program</text:p>
      <text:p text:style-name="P4"><text:s text:c="6"/>else</text:p>
      <text:p text:style-name="P4"><text:s text:c="8"/>#displays as an error message</text:p>
      <text:p text:style-name="P4"><text:s text:c="8"/>echo -e "$red PLEASE CHECK THE NUMBER CHOICE AND TRY AGAIN!";</text:p>
      <text:p text:style-name="P4"><text:s text:c="8"/>python3 ArchiveLog.py "PLEASE CHECK THE NUMBER CHOICE AND TRY AGAIN!"</text:p>
      <text:p text:style-name="P4"><text:s text:c="2"/>fi</text:p>
      <text:p text:style-name="P4"><text:s text:c="2"/>archiveList #calling the archiveList function</text:p>
      <text:p text:style-name="P4">}</text:p>
      <text:p text:style-name="P4">#Creating a archiveList function for main menu</text:p>
      <text:p text:style-name="P4">function archiveList()</text:p>
      <text:p text:style-name="P4">{</text:p>
      <text:p text:style-name="P4"><text:s text:c="2"/>#labeling the archive main menu header</text:p>
      <text:p text:style-name="P4"><text:s text:c="2"/>header " Archive Menu Setting"</text:p>
      <text:p text:style-name="P4"><text:s text:c="2"/>tput setaf 3 #set the color of font</text:p>
      <text:p text:style-name="P4"><text:s text:c="2"/>tput cup 6 15 #coordinating the text</text:p>
      <text:p text:style-name="P4"><text:s text:c="2"/>echo -e "1. DAY\n";</text:p>
      <text:p text:style-name="P4"><text:s text:c="2"/>tput cup 8 15</text:p>
      <text:p text:style-name="P4"><text:s text:c="2"/>echo -e "2. TIME\n";</text:p>
      <text:p text:style-name="P4"><text:s text:c="2"/>tput cup 10 15</text:p>
      <text:p text:style-name="P4"><text:s text:c="2"/>echo -e "3. FREQUENCY\n";</text:p>
      <text:p text:style-name="P4"><text:s text:c="2"/>tput cup 12 15</text:p>
      <text:p text:style-name="P4"><text:s text:c="2"/>echo -e "4. SAVE AS ARCHIVE\n";</text:p>
      <text:p text:style-name="P4"><text:s text:c="2"/>tput cup 14 15</text:p>
      <text:p text:style-name="P4"><text:s text:c="2"/>echo -e "5. EXIT (or Press CTRL+C to exit)\n\n\n";</text:p>
      <text:p text:style-name="P4"><text:s text:c="2"/>tput sgr0 #set the font color to null</text:p>
      <text:p text:style-name="P4"><text:s text:c="2"/>#pickArchList function is called</text:p>
      <text:p text:style-name="P4"><text:s text:c="2"/>pickArchList</text:p>
      <text:p text:style-name="P4">}</text:p>
      <text:p text:style-name="P4">#Creating a function for heading section</text:p>
      <text:p text:style-name="P4">function header()</text:p>
      <text:p text:style-name="P4">{</text:p>
      <text:p text:style-name="P4"><text:s text:c="2"/>clear #this will clear the screen</text:p>
      <text:p text:style-name="P4"><text:s text:c="2"/>tput cup 3 15 #setting the color and coordinating the text</text:p>
      <text:p text:style-name="P4"><text:s text:c="2"/>tput rev #this will set the font color into reverse</text:p>
      <text:p text:style-name="P4"><text:s text:c="2"/>tput setaf 6 #setting the color code</text:p>
      <text:p text:style-name="P4"><text:s text:c="2"/>#echoing header by positional parameters</text:p>
      <text:p text:style-name="P4"><text:soft-page-break/><text:s text:c="2"/>echo -e "$bold$1 "; #this will bold the header's font size</text:p>
      <text:p text:style-name="P4"><text:s text:c="2"/>echo -e "\n"; #breaking the line</text:p>
      <text:p text:style-name="P4"><text:s text:c="2"/>python3 ArchiveLog.py " $1 "</text:p>
      <text:p text:style-name="P4"><text:s text:c="2"/>tput sgr0 #set the font color to null</text:p>
      <text:p text:style-name="P4">}</text:p>
      <text:p text:style-name="P4">archiveList #calling the archiveList function</text:p>
      <text:p text:style-name="P4"/>
      <text:p text:style-name="P4">#searching the file of 7 days ago and append into cronlist.txt file</text:p>
      <text:p text:style-name="P4">find . -mtime -6 -type f &gt; cronlist.txt</text:p>
      <text:p text:style-name="P4">run=1</text:p>
      <text:p text:style-name="P4">while read -r cront;</text:p>
      <text:p text:style-name="P4">do</text:p>
      <text:p text:style-name="P4">filename="$(basename $cront)"</text:p>
      <text:p text:style-name="P4"><text:s text:c="2"/>if [[ "$run" -eq 1 ]];</text:p>
      <text:p text:style-name="P4"><text:s text:c="2"/>then</text:p>
      <text:p text:style-name="P4"><text:s text:c="4"/>run=2</text:p>
      <text:p text:style-name="P4"><text:s text:c="4"/># archiving the file with name Archive.tar.gz</text:p>
      <text:p text:style-name="P4"><text:s text:c="4"/>tar -cf /home/kenner/workspace/Archive.tar.gz $filename</text:p>
      <text:p text:style-name="P4"><text:s text:c="2"/>else</text:p>
      <text:p text:style-name="P4"><text:s text:c="4"/>#remove the archive file</text:p>
      <text:p text:style-name="P4"><text:s text:c="4"/>tar -rf /home/kenner/workspace/Archive.tar.gz $filename</text:p>
      <text:p text:style-name="P4"><text:s text:c="2"/>fi</text:p>
      <text:p text:style-name="P4">done &lt; "cronlist.txt"</text:p>
      <text:p text:style-name="P4"/>
      <text:p text:style-name="P4">import sys</text:p>
      <text:p text:style-name="P4">#create or replace the ArchiveLog.txt file</text:p>
      <text:p text:style-name="P4">file=open("ArchiveLog.txt", "a+")</text:p>
      <text:p text:style-name="P4">#append the text data into the file</text:p>
      <text:p text:style-name="P4">file.write(sys.argv[1]+"\n");</text:p>
      <text:p text:style-name="P4"/>
      <text:p text:style-name="P3"/>
      <text:h text:style-name="P1" text:outline-level="2"><text:bookmark-start text:name="_Toc6993817"/><text:span text:style-name="T1">Program 5</text:span><text:bookmark-end text:name="_Toc6993817"/></text:h>
      <text:p text:style-name="P4">#!/bin/bash</text:p>
      <text:p text:style-name="P4">#filename: Manage.sh</text:p>
      <text:p text:style-name="P4">#declaring the related color variables with values</text:p>
      <text:p text:style-name="P4">red='\033[1;31m' #red color code</text:p>
      <text:p text:style-name="P4">yellow='\033[1;33m' #yellow color code</text:p>
      <text:p text:style-name="P4">cyan='\e[1;36m' #cyan color code</text:p>
      <text:p text:style-name="P4">noColor='\e[0m' #remove the color font</text:p>
      <text:p text:style-name="P4">bold='\E[1m' #bold the font size</text:p>
      <text:p text:style-name="P4">#this function works as adding the user</text:p>
      <text:p text:style-name="P4">function userAdd()</text:p>
      <text:p text:style-name="P4">{</text:p>
      <text:p text:style-name="P4"><text:s text:c="2"/>#header to the adding user section</text:p>
      <text:p text:style-name="P4"><text:s text:c="2"/>listHeader " FOR ADDING USER "</text:p>
      <text:p text:style-name="P4"><text:s text:c="2"/>echo -e "$yellow Enter a new username: $noColor";</text:p>
      <text:p text:style-name="P4"><text:s text:c="2"/>read userName</text:p>
      <text:p text:style-name="P4"><text:s text:c="2"/>python3 UserLog.py "Enter a new username: $userName"</text:p>
      <text:p text:style-name="P4"><text:soft-page-break/><text:s text:c="2"/>if [[ $userName == null || $(grep $userName /etc/passwd |wc -l) -eq 1 ]]</text:p>
      <text:p text:style-name="P4"><text:s text:c="2"/>then</text:p>
      <text:p text:style-name="P4"><text:s text:c="4"/>echo -e "$red This \" $userName \" username already exists.";</text:p>
      <text:p text:style-name="P4"><text:s text:c="4"/>python3 UserLog.py "This \" $userName \" username already exists."</text:p>
      <text:p text:style-name="P4"><text:s text:c="4"/>#using regex variables to input username</text:p>
      <text:p text:style-name="P4"><text:s text:c="2"/>elif [[ $userName =~ ^[1-9|a-z|A-Z]+[0-9|a-z|A-Z]*$ ]];</text:p>
      <text:p text:style-name="P4"><text:s text:c="2"/>then</text:p>
      <text:p text:style-name="P4"><text:s text:c="4"/>#adding new user by executing sudo command</text:p>
      <text:p text:style-name="P4"><text:s text:c="4"/>sudo useradd $userName</text:p>
      <text:p text:style-name="P4"><text:s text:c="4"/>echo -e "$cyan \" $userName \" added successfully as a User.";</text:p>
      <text:p text:style-name="P4"><text:s text:c="4"/>python3 UserLog.py "\" $userName \" added successfully as a User."</text:p>
      <text:p text:style-name="P4"><text:s text:c="2"/>else</text:p>
      <text:p text:style-name="P4"><text:s text:c="4"/>#generating error message whenever user input wrong value</text:p>
      <text:p text:style-name="P4"><text:s text:c="4"/>echo -e "$red ERROR ADDING \" $userName \" USER$noColor";</text:p>
      <text:p text:style-name="P4"><text:s text:c="4"/>python3 UserLog.py "ERROR ADDING \" $userName \" USER"</text:p>
      <text:p text:style-name="P4"><text:s text:c="2"/>fi</text:p>
      <text:p text:style-name="P4"><text:s text:c="2"/>displayMenu #calling displayMenu function</text:p>
      <text:p text:style-name="P4">}</text:p>
      <text:p text:style-name="P4">#this function works as adding the group</text:p>
      <text:p text:style-name="P4">function groupAdd()</text:p>
      <text:p text:style-name="P4">{</text:p>
      <text:p text:style-name="P4"><text:s text:c="2"/>#header to the adding group section</text:p>
      <text:p text:style-name="P4"><text:s text:c="2"/>listHeader " FOR ADDING GROUP "</text:p>
      <text:p text:style-name="P4"><text:s text:c="2"/>echo -e "$yellow Enter a new group name: $noColor";</text:p>
      <text:p text:style-name="P4"><text:s text:c="2"/>read groupName</text:p>
      <text:p text:style-name="P4"><text:s text:c="2"/>python3 UserLog.py "Enter a new group name: $groupName"</text:p>
      <text:p text:style-name="P4"><text:s text:c="2"/>if [[ $groupName == null || $(grep $groupName /etc/group |wc -l) -eq 1 ]];</text:p>
      <text:p text:style-name="P4"><text:s text:c="2"/>then</text:p>
      <text:p text:style-name="P4"><text:s text:c="4"/>echo -e "$red This \" $groupName \" group name already exists.";</text:p>
      <text:p text:style-name="P4"><text:s text:c="4"/>python3 UserLog.py "This \" $groupName \" group name already exists."</text:p>
      <text:p text:style-name="P4"><text:s text:c="4"/>#using regex variables to input group name</text:p>
      <text:p text:style-name="P4"><text:s text:c="2"/>elif [[ $groupName =~ ^[1-9|a-z|A-Z]+[0-9|a-z|A-Z]*$ ]];</text:p>
      <text:p text:style-name="P4"><text:s text:c="2"/>then</text:p>
      <text:p text:style-name="P4"><text:s text:c="4"/>#adding new group by executing sudo command</text:p>
      <text:p text:style-name="P4"><text:s text:c="4"/>sudo groupadd $groupName</text:p>
      <text:p text:style-name="P4"><text:s text:c="4"/>echo -e "$cyan \" $groupName \" added successfully as a Group.";</text:p>
      <text:p text:style-name="P4"><text:s text:c="4"/>python3 UserLog.py "\" $groupName \" added successfully as a Group."</text:p>
      <text:p text:style-name="P4"><text:s text:c="2"/>else</text:p>
      <text:p text:style-name="P4"><text:s text:c="4"/>echo -e "$red ERROR ADDING \" $groupName \" GROUP$noColor";</text:p>
      <text:p text:style-name="P4"><text:s text:c="4"/>python3 UserLog.py "ERROR ADDING \" $groupName \" GROUP"</text:p>
      <text:p text:style-name="P4"><text:s text:c="2"/>fi</text:p>
      <text:p text:style-name="P4"><text:s text:c="2"/>displayMenu #calling displayMenu function</text:p>
      <text:p text:style-name="P4">}</text:p>
      <text:p text:style-name="P4">#this function works as deleting the user</text:p>
      <text:p text:style-name="P4">function userDelete()</text:p>
      <text:p text:style-name="P4">{</text:p>
      <text:p text:style-name="P4"><text:s text:c="2"/>#header to the deleting user section</text:p>
      <text:p text:style-name="P4"><text:s text:c="2"/>listHeader " FOR DELETING USER "</text:p>
      <text:p text:style-name="P4"><text:s text:c="2"/>echo -e "$yellow To delete,Enter a username: $noColor";</text:p>
      <text:p text:style-name="P4"><text:soft-page-break/><text:s text:c="2"/>read delUserName</text:p>
      <text:p text:style-name="P4"><text:s text:c="2"/>python3 UserLog.py "To delete,Enter a username: $delUserName"</text:p>
      <text:p text:style-name="P4"><text:s text:c="2"/>if [[ $(grep $delUserName /etc/passwd |wc -l) -eq 1 ]]; then</text:p>
      <text:p text:style-name="P4"><text:s text:c="4"/>#deleting existing user by executing sudo command</text:p>
      <text:p text:style-name="P4"><text:s text:c="4"/>sudo userdel $delUserName</text:p>
      <text:p text:style-name="P4"><text:s text:c="4"/>echo -e "$cyan User \" $delUserName \" deleted successfully.";</text:p>
      <text:p text:style-name="P4"><text:s text:c="4"/>python3 UserLog.py "User \" $delUserName \" deleted successfully."</text:p>
      <text:p text:style-name="P4"><text:s text:c="2"/>else</text:p>
      <text:p text:style-name="P4"><text:s text:c="4"/>echo -e "$red \" $delUserName \" USER DOES NOT EXIST.$noColor";</text:p>
      <text:p text:style-name="P4"><text:s text:c="4"/>python3 UserLog.py "\" $delUserName \" USER DOES NOT EXIST."</text:p>
      <text:p text:style-name="P4"><text:s text:c="2"/>fi</text:p>
      <text:p text:style-name="P4"><text:s text:c="2"/>displayMenu</text:p>
      <text:p text:style-name="P4">}</text:p>
      <text:p text:style-name="P4">#this function works as deleting the group</text:p>
      <text:p text:style-name="P4">function groupDelete()</text:p>
      <text:p text:style-name="P4">{</text:p>
      <text:p text:style-name="P4"><text:s text:c="2"/>#header to the deleting group section</text:p>
      <text:p text:style-name="P4"><text:s text:c="2"/>listHeader " FOR DELETING GROUP "</text:p>
      <text:p text:style-name="P4"><text:s text:c="2"/>echo -e "$yellow To delete, Enter a group name: $noColor";</text:p>
      <text:p text:style-name="P4"><text:s text:c="2"/>read delGroupName</text:p>
      <text:p text:style-name="P4"><text:s text:c="2"/>python3 UserLog.py "To delete, Enter a group name: $delGroupName"</text:p>
      <text:p text:style-name="P4"><text:s text:c="2"/>if [[ $(grep $delgroupName /etc/group |wc -l) -eq 1 ]]; then</text:p>
      <text:p text:style-name="P4"><text:s text:c="4"/>#deleting existing group by executing sudo command</text:p>
      <text:p text:style-name="P4"><text:s text:c="4"/>sudo groupdel $delGroupName</text:p>
      <text:p text:style-name="P4"><text:s text:c="4"/>echo -e "$cyan User \" $delGroupName \" deleted successfully.";</text:p>
      <text:p text:style-name="P4"><text:s text:c="4"/>python3 UserLog.py "User \" $delGroupName \" deleted successfully."</text:p>
      <text:p text:style-name="P4"><text:s text:c="2"/>else</text:p>
      <text:p text:style-name="P4"><text:s text:c="4"/>echo -e "$red \" $delGroupName \" GROUP DOES NOT EXIST.$noColor";</text:p>
      <text:p text:style-name="P4"><text:s text:c="4"/>python3 UserLog.py "\" $delGroupName \" GROUP DOES NOT EXIST."</text:p>
      <text:p text:style-name="P4"><text:s text:c="2"/>fi</text:p>
      <text:p text:style-name="P4"><text:s text:c="2"/>displayMenu</text:p>
      <text:p text:style-name="P4">}</text:p>
      <text:p text:style-name="P4">#this function works as editing the user name</text:p>
      <text:p text:style-name="P4">function userEdit()</text:p>
      <text:p text:style-name="P4">{</text:p>
      <text:p text:style-name="P4"><text:s text:c="2"/>#header to the editing user section</text:p>
      <text:p text:style-name="P4"><text:s text:c="2"/>listHeader " FOR EDITING USER "</text:p>
      <text:p text:style-name="P4"><text:s text:c="2"/>echo -e "$yellow To edit, Enter an existing username: $noColor";</text:p>
      <text:p text:style-name="P4"><text:s text:c="2"/>read editUserName</text:p>
      <text:p text:style-name="P4"><text:s text:c="2"/>python3 UserLog.py "To edit, Enter an existing username: $editUserName"</text:p>
      <text:p text:style-name="P4"><text:s text:c="2"/>#search to the system if exists</text:p>
      <text:p text:style-name="P4"><text:s text:c="2"/>if [[ $(grep $editUserName /etc/group |wc -l) -eq 1 ]]; then</text:p>
      <text:p text:style-name="P4"><text:s text:c="4"/>echo -e "$yellow Enter a new username: $noColor";</text:p>
      <text:p text:style-name="P4"><text:s text:c="4"/>read newUserName</text:p>
      <text:p text:style-name="P4"><text:s text:c="4"/>#editing existing user to new user by executing sudo command</text:p>
      <text:p text:style-name="P4"><text:s text:c="4"/>sudo usermod -l $newUserName $editUserName</text:p>
      <text:p text:style-name="P4"><text:s text:c="4"/>python3 UserLog.py "Enter a new username: <text:s/>$newUserName"</text:p>
      <text:p text:style-name="P4"><text:s text:c="4"/>echo -e "$cyan User \" $editUserName \" edited as \" $newUserName \" successfully.";</text:p>
      <text:p text:style-name="P4"><text:s text:c="4"/>python3 UserLog.py "User \" $editUserName \" edited as \" $newUserName \" successfully."</text:p>
      <text:p text:style-name="P4"><text:soft-page-break/><text:s text:c="2"/>fi</text:p>
      <text:p text:style-name="P4"><text:s text:c="2"/>displayMenu</text:p>
      <text:p text:style-name="P4">}</text:p>
      <text:p text:style-name="P4">#this function works as editing the group name</text:p>
      <text:p text:style-name="P4">function groupEdit()</text:p>
      <text:p text:style-name="P4">{</text:p>
      <text:p text:style-name="P4"><text:s text:c="2"/>#header to the editing group section</text:p>
      <text:p text:style-name="P4"><text:s text:c="2"/>listHeader " FOR EDITING GROUP "</text:p>
      <text:p text:style-name="P4"><text:s text:c="2"/>echo -e "$yellow To edit, Enter an existing group name: $noColor";</text:p>
      <text:p text:style-name="P4"><text:s text:c="2"/>read editGroupName</text:p>
      <text:p text:style-name="P4"><text:s text:c="2"/>python3 UserLog.py "To edit, Enter an existing group name: $editGroupName"</text:p>
      <text:p text:style-name="P4"><text:s text:c="2"/>#search to the system if exists</text:p>
      <text:p text:style-name="P4"><text:s text:c="2"/>if [[ $(grep $editGroupName /etc/group |wc -l) -eq 1 ]]; then</text:p>
      <text:p text:style-name="P4"><text:s text:c="4"/>echo -e "$yellow Enter a new group name: $noColor";</text:p>
      <text:p text:style-name="P4"><text:s text:c="4"/>read newGroupName</text:p>
      <text:p text:style-name="P4"><text:s text:c="4"/>#editing existing group to new group by executing sudo command</text:p>
      <text:p text:style-name="P4"><text:s text:c="4"/>sudo groupmod -n $newGroupName $editGroupName</text:p>
      <text:p text:style-name="P4"><text:s text:c="4"/>python3 UserLog.py "Enter a new group name: $newGroupName"</text:p>
      <text:p text:style-name="P4"><text:s text:c="4"/>echo -e "$cyan Group \" $editGroupName \" edited as \" $newGroupName \" successfully.";</text:p>
      <text:p text:style-name="P4"><text:s text:c="4"/>python3 UserLog.py "Group \" $editGroupName \" edited as \" $newGroupName \" successfully."</text:p>
      <text:p text:style-name="P4"><text:s text:c="2"/>fi</text:p>
      <text:p text:style-name="P4"><text:s text:c="2"/>displayMenu</text:p>
      <text:p text:style-name="P4">}</text:p>
      <text:p text:style-name="P4">#this function holds all the activities of user management</text:p>
      <text:p text:style-name="P4">function menuChoose()</text:p>
      <text:p text:style-name="P4">{</text:p>
      <text:p text:style-name="P4"><text:s text:c="2"/>python3 UserLog.py "1. Add new Users"</text:p>
      <text:p text:style-name="P4"><text:s text:c="2"/>python3 UserLog.py "2. Add new Groups"</text:p>
      <text:p text:style-name="P4"><text:s text:c="2"/>python3 UserLog.py "3. Delete User"</text:p>
      <text:p text:style-name="P4"><text:s text:c="2"/>python3 UserLog.py "4. Delete Group"</text:p>
      <text:p text:style-name="P4"><text:s text:c="2"/>python3 UserLog.py "5. Edit User"</text:p>
      <text:p text:style-name="P4"><text:s text:c="2"/>python3 UserLog.py "6. Edit Group"</text:p>
      <text:p text:style-name="P4"><text:s text:c="2"/>python3 UserLog.py "7. Exit"</text:p>
      <text:p text:style-name="P4"><text:s text:c="2"/>echo -e "$yellow Enter the number from above menu option: ";</text:p>
      <text:p text:style-name="P4"><text:s text:c="2"/>read menuNumber</text:p>
      <text:p text:style-name="P4"><text:s text:c="2"/>python3 UserLog.py "Enter the number from above menu option: $menuNumber"</text:p>
      <text:p text:style-name="P4"><text:s text:c="2"/>if [[ $menuNumber == 1 ]]; then</text:p>
      <text:p text:style-name="P4"><text:s text:c="4"/>clear #clearing the screen</text:p>
      <text:p text:style-name="P4"><text:s text:c="4"/>userAdd #calling userAdd function</text:p>
      <text:p text:style-name="P4"><text:s text:c="2"/>elif [[ $menuNumber == 2 ]]; then</text:p>
      <text:p text:style-name="P4"><text:s text:c="4"/>clear</text:p>
      <text:p text:style-name="P4"><text:s text:c="4"/>groupAdd #calling groupAdd function</text:p>
      <text:p text:style-name="P4"><text:s text:c="2"/>elif [[ $menuNumber == 3 ]]; then</text:p>
      <text:p text:style-name="P4"><text:s text:c="4"/>clear</text:p>
      <text:p text:style-name="P4"><text:s text:c="4"/>userDelete #calling userDelete function</text:p>
      <text:p text:style-name="P4"><text:s text:c="2"/>elif [[ $menuNumber == 4 ]]; then</text:p>
      <text:p text:style-name="P4"><text:s text:c="4"/>clear</text:p>
      <text:p text:style-name="P4"><text:s text:c="4"/>groupDelete #calling groupDelete function</text:p>
      <text:p text:style-name="P4"><text:s text:c="2"/>elif [[ $menuNumber == 5 ]]; then</text:p>
      <text:p text:style-name="P4"><text:soft-page-break/><text:s text:c="4"/>clear</text:p>
      <text:p text:style-name="P4"><text:s text:c="4"/>userEdit #calling userEdit function</text:p>
      <text:p text:style-name="P4"><text:s text:c="2"/>elif [[ $menuNumber == 6 ]]; then</text:p>
      <text:p text:style-name="P4"><text:s text:c="4"/>clear</text:p>
      <text:p text:style-name="P4"><text:s text:c="4"/>groupEdit #calling groupEdit function</text:p>
      <text:p text:style-name="P4"><text:s text:c="2"/>elif [[ $menuNumber == 7 ]]; then</text:p>
      <text:p text:style-name="P4"><text:s text:c="4"/>clear</text:p>
      <text:p text:style-name="P4"><text:s text:c="4"/>exit 0 #this will exit the program</text:p>
      <text:p text:style-name="P4"><text:s text:c="2"/>else</text:p>
      <text:p text:style-name="P4"><text:s text:c="6"/>echo -e "$red PLEASE ENTER THE NUMBER [1-7] ONLY."</text:p>
      <text:p text:style-name="P4"><text:s text:c="6"/>python3 UserLog.py "PLEASE ENTER THE NUMBER [1-7] ONLY."</text:p>
      <text:p text:style-name="P4"><text:s text:c="2"/>fi</text:p>
      <text:p text:style-name="P4"><text:s text:c="2"/>displayMenu #calling displayMenu function</text:p>
      <text:p text:style-name="P4">}</text:p>
      <text:p text:style-name="P4">#this function shows the menu of user management</text:p>
      <text:p text:style-name="P4">function displayMenu()</text:p>
      <text:p text:style-name="P4">{</text:p>
      <text:p text:style-name="P4"><text:s text:c="2"/>#this is the main header of user management program</text:p>
      <text:p text:style-name="P4"><text:s text:c="4"/>listHeader " USERS MANAGEMENT MENU "</text:p>
      <text:p text:style-name="P4"><text:s text:c="4"/>tput setaf 2 #set the color of font</text:p>
      <text:p text:style-name="P4"><text:s text:c="4"/>tput cup 6 15 #coordinating the text</text:p>
      <text:p text:style-name="P4"><text:s text:c="4"/>echo -e "1. Add new Users\n";</text:p>
      <text:p text:style-name="P4"><text:s text:c="4"/>tput cup 8 15</text:p>
      <text:p text:style-name="P4"><text:s text:c="4"/>echo -e "2. Add new Groups\n";</text:p>
      <text:p text:style-name="P4"><text:s text:c="4"/>tput cup 10 15</text:p>
      <text:p text:style-name="P4"><text:s text:c="4"/>echo -e "3. Delete User\n";</text:p>
      <text:p text:style-name="P4"><text:s text:c="4"/>tput cup 12 15</text:p>
      <text:p text:style-name="P4"><text:s text:c="4"/>echo -e "4. Delete Group\n";</text:p>
      <text:p text:style-name="P4"><text:s text:c="4"/>tput cup 14 15</text:p>
      <text:p text:style-name="P4"><text:s text:c="4"/>echo -e "5. Edit User\n";</text:p>
      <text:p text:style-name="P4"><text:s text:c="4"/>tput cup 16 15</text:p>
      <text:p text:style-name="P4"><text:s text:c="4"/>echo -e "6. Edit Group\n";</text:p>
      <text:p text:style-name="P4"><text:s text:c="4"/>tput cup 18 15</text:p>
      <text:p text:style-name="P4"><text:s text:c="4"/>echo -e "7. Exit\n\n";</text:p>
      <text:p text:style-name="P4"><text:s text:c="4"/>#calling menuChoose function</text:p>
      <text:p text:style-name="P4"><text:s text:c="4"/>menuChoose</text:p>
      <text:p text:style-name="P4">}</text:p>
      <text:p text:style-name="P4">#this function works when there needs heading</text:p>
      <text:p text:style-name="P4">function listHeader()</text:p>
      <text:p text:style-name="P4">{</text:p>
      <text:p text:style-name="P4"><text:s text:c="2"/>clear #clearing the screen</text:p>
      <text:p text:style-name="P4"><text:s text:c="2"/>tput cup 4 11 #coordinating the text</text:p>
      <text:p text:style-name="P4"><text:s text:c="2"/>tput rev #reverse the color of the font</text:p>
      <text:p text:style-name="P4"><text:s text:c="2"/>tput setaf 6 #set the color of font</text:p>
      <text:p text:style-name="P4"><text:s text:c="2"/>#echoing header by positional parameters</text:p>
      <text:p text:style-name="P4"><text:s text:c="2"/>echo -e "$bold$1"; #echoing the header text in bold</text:p>
      <text:p text:style-name="P4"><text:s text:c="2"/>python3 UserLog.py " $1 "</text:p>
      <text:p text:style-name="P4"><text:s text:c="2"/>tput sgr0 #set the font color to null</text:p>
      <text:p text:style-name="P4">}</text:p>
      <text:p text:style-name="P4"><text:soft-page-break/>displayMenu #calling displayMenu function</text:p>
      <text:p text:style-name="P4"/>
      <text:p text:style-name="P4">import sys</text:p>
      <text:p text:style-name="P4">#create or replace the UserLog.txt file</text:p>
      <text:p text:style-name="P4">file=open("UserLog.txt", "a+")</text:p>
      <text:p text:style-name="P4">#append the text data into the file</text:p>
      <text:p text:style-name="P4">file.write(sys.argv[1]+"\n"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28.409193370</meta:creation-date>
    <dc:date>2019-05-28T09:21:44.725189748</dc:date>
    <meta:editing-duration>PT16S</meta:editing-duration>
    <meta:editing-cycles>1</meta:editing-cycles>
    <meta:document-statistic meta:table-count="0" meta:image-count="0" meta:object-count="0" meta:page-count="19" meta:paragraph-count="847" meta:word-count="4313" meta:character-count="30666" meta:non-whitespace-character-count="23730"/>
    <meta:generator>LibreOffice/6.2.4.2$Linux_X86_64 LibreOffice_project/2412653d852ce75f65fbfa83fb7e7b669a126d64</meta:generator>
  </office:meta>
</office:document-meta>
</file>